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c5c01" officeooo:paragraph-rsid="001c5c01"/>
    </style:style>
    <style:style style:name="P2" style:family="paragraph" style:parent-style-name="Standard">
      <style:text-properties officeooo:rsid="001c5c01" officeooo:paragraph-rsid="0022f908"/>
    </style:style>
    <style:style style:name="P3" style:family="paragraph" style:parent-style-name="Standard">
      <style:text-properties officeooo:rsid="0021d16c" officeooo:paragraph-rsid="00251dc0"/>
    </style:style>
    <style:style style:name="P4" style:family="paragraph" style:parent-style-name="Standard">
      <style:text-properties officeooo:rsid="00299e45" officeooo:paragraph-rsid="00299e45"/>
    </style:style>
    <style:style style:name="T1" style:family="text">
      <style:text-properties officeooo:rsid="001c906b"/>
    </style:style>
    <style:style style:name="T2" style:family="text">
      <style:text-properties officeooo:rsid="0022f908"/>
    </style:style>
    <style:style style:name="T3" style:family="text">
      <style:text-properties fo:font-style="italic" officeooo:rsid="0022f908"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22f908" style:font-style-asian="normal" style:font-style-complex="normal"/>
    </style:style>
    <style:style style:name="T6" style:family="text">
      <style:text-properties fo:font-style="normal" officeooo:rsid="0023e5fe" style:font-style-asian="normal" style:font-style-complex="normal"/>
    </style:style>
    <style:style style:name="T7" style:family="text">
      <style:text-properties fo:font-style="normal" officeooo:rsid="00251dc0" style:font-style-asian="normal" style:font-style-complex="normal"/>
    </style:style>
    <style:style style:name="T8" style:family="text">
      <style:text-properties fo:font-style="normal" officeooo:rsid="0028a53d" style:font-style-asian="normal" style:font-style-complex="normal"/>
    </style:style>
    <style:style style:name="T9" style:family="text">
      <style:text-properties fo:font-style="normal" officeooo:rsid="002909bb" style:font-style-asian="normal" style:font-style-complex="normal"/>
    </style:style>
    <style:style style:name="T10" style:family="text">
      <style:text-properties fo:font-style="normal" officeooo:rsid="002b8548" style:font-style-asian="normal" style:font-style-complex="normal"/>
    </style:style>
    <style:style style:name="T11" style:family="text">
      <style:text-properties fo:font-style="normal" officeooo:rsid="002c0231" style:font-style-asian="normal" style:font-style-complex="normal"/>
    </style:style>
    <style:style style:name="T12" style:family="text">
      <style:text-properties fo:font-style="normal" officeooo:rsid="002d9641" style:font-style-asian="normal" style:font-style-complex="normal"/>
    </style:style>
    <style:style style:name="T13" style:family="text">
      <style:text-properties fo:font-style="normal" officeooo:rsid="002f9049" style:font-style-asian="normal" style:font-style-complex="normal"/>
    </style:style>
    <style:style style:name="T14" style:family="text">
      <style:text-properties fo:font-style="normal" officeooo:rsid="00316943" style:font-style-asian="normal" style:font-style-complex="normal"/>
    </style:style>
    <style:style style:name="T15" style:family="text">
      <style:text-properties officeooo:rsid="002f904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18 May 09 — Elliot Chandler</text:p>
      <text:p text:style-name="P1"/>
      <text:p text:style-name="P2">On 24 April, I attended “Out of Sorts: Accumulation and Release in our Physical and Emotional Landscapes”, a presentation by <text:span text:style-name="T1">artist </text:span>Adriane Herman. <text:span text:style-name="T1">There were three main works discussed in the presentation. The first was a multifaceted work involving bales of recyclable items exhibited in a gallery, and photographed and presented on textiles. The second was an interactive project themed around letting go of physical objects one keeps for sentimental rather than practical reasons through an “emotional value” auction.; the third was</text:span><text:span text:style-name="T5"> a project of making prints from the shapes found in photographs of garbage piles.</text:span></text:p>
      <text:p text:style-name="P1"/>
      <text:p text:style-name="P3">The first was <text:span text:style-name="T15">inspired</text:span> by the recycling facility in Portland Maine, where the artist lives. Incineration reduces to about one tenth by volume in ash that goes to <text:span text:style-name="T15">landfill.</text:span> <text:span text:style-name="T2">The concept of </text:span><text:span text:style-name="T3">complicity in waste</text:span><text:span text:style-name="T5"> was presented, of what people’s ethical role and responsibilities in their actions are in </text:span><text:span text:style-name="T13">pertinence</text:span><text:span text:style-name="T5"> to the waste output they have. In the works, also the use of waste artifacts such as compressed recycling bales and piles of trash as items for aesthetic </text:span><text:span text:style-name="T13">appreciation</text:span><text:span text:style-name="T5"> was a theme. Not consuming plastic is a challenge </text:span><text:span text:style-name="T13">of</text:span><text:span text:style-name="T5"> people , which even if they are concerned about their complicity in waste, makes it difficult to live </text:span><text:span text:style-name="T13">practically</text:span><text:span text:style-name="T5"> with modern </text:span><text:span text:style-name="T13">conveniences without</text:span><text:span text:style-name="T5"> having non </text:span><text:span text:style-name="T14">recyclable</text:span><text:span text:style-name="T5"> plastic waste, or </text:span><text:span text:style-name="T13">contributing</text:span><text:span text:style-name="T5"> to plastic </text:span><text:span text:style-name="T13">pollution</text:span><text:span text:style-name="T5"> of the environment. </text:span><text:span text:style-name="T6">Two striking words the artist used to describe the compressed recycling bale were “shiny” and “syncopated”.</text:span><text:span text:style-name="T7"> </text:span><text:span text:style-name="T8">The textiles with printed photographs of the trash were interactive element of the </text:span><text:span text:style-name="T14">exhibits</text:span><text:span text:style-name="T8">, as something for the people in the gallery to play with. With the exhibit, also the artist provided meditation benches in the gallery, so the people viewing the work can </text:span><text:span text:style-name="T13">consider</text:span><text:span text:style-name="T8"> it and their role in it; this also serves as an interactive element of the work (granted, any viewing of a work is arguably interactive in this manner, but by </text:span><text:span text:style-name="T13">presenting</text:span><text:span text:style-name="T8"> it as part of the work it stands out to me). Many common objects are not recyclable, such as </text:span><text:span text:style-name="T13">drinking</text:span><text:span text:style-name="T8"> </text:span><text:span text:style-name="T13">s</text:span><text:span text:style-name="T8">traws, which are not made out of recyclable plastic. And would fall </text:span><text:span text:style-name="T13">through</text:span><text:span text:style-name="T8"> the bales of </text:span><text:span text:style-name="T13">recycling</text:span><text:span text:style-name="T8"> plastic I f they were tried to be. <text:s/></text:span><text:span text:style-name="T9">The photograph-printed </text:span><text:span text:style-name="T13">textiles</text:span><text:span text:style-name="T9"> also serve as </text:span><text:span text:style-name="T13">wearables.</text:span><text:span text:style-name="T9"> There were many </text:span><text:span text:style-name="T13">practical</text:span><text:span text:style-name="T9"> challenges for this exhibit, as there we</text:span><text:span text:style-name="T12">r</text:span><text:span text:style-name="T9">e offices in the gallery, and the recycling bales </text:span><text:span text:style-name="T12">attracted</text:span><text:span text:style-name="T9"> flies. They also did not fit through the </text:span><text:span text:style-name="T12">door</text:span><text:span text:style-name="T9"> when it was time to leave, and needed to be cut apart to leave. </text:span></text:p>
      <text:p text:style-name="P3"><text:span text:style-name="T9"/></text:p>
      <text:p text:style-name="P4"><text:span text:style-name="T9">T</text:span><text:span text:style-name="T4">he second </text:span><text:span text:style-name="T13">work</text:span><text:span text:style-name="T4"> presented , the emotional-value </text:span><text:span text:style-name="T11">au</text:span><text:span text:style-name="T4">ction, was “something one wants to release but has a hard time letting go of it” — They wrote essays about the objects and why they were valued by the people who own them, and presented the essays and object and essays as a way to present the objects were bid on. Then, if people </text:span><text:span text:style-name="T10">wanted</text:span><text:span text:style-name="T4"> the items, they would write another essay about why they want the item, and this essay would be their bid on it. Then, the essays would bid of the objects, and someone would get it if their bid was expressed a value for the object. A quotation was presented in support of the work’s central theme of the act of releasing things, “Be in advance of all passing”. </text:span></text:p>
      <text:p text:style-name="P4"><text:span text:style-name="T4"/></text:p>
      <text:p text:style-name="P4"><text:span text:style-name="T4">And “We all pollute at the scale available to us as artists”, which reflects on the way the act of creating art creates waste inherent in that art. That represents the element of “complicity” in waste, which even a artwork that draws attention to these elements of modern life is to some extent complicit in the waste, and invites reflection on the way that these works have both costs and benefits towards this compli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23:00:50.900926812</meta:creation-date>
    <meta:generator>LibreOffice/5.4.5.1$Linux_X86_64 LibreOffice_project/40m0$Build-1</meta:generator>
    <dc:date>2018-05-09T23:25:54.743885500</dc:date>
    <meta:editing-duration>PT24M56S</meta:editing-duration>
    <meta:editing-cycles>18</meta:editing-cycles>
    <meta:document-statistic meta:table-count="0" meta:image-count="0" meta:object-count="0" meta:page-count="1" meta:paragraph-count="5" meta:word-count="617" meta:character-count="3619" meta:non-whitespace-character-count="3002"/>
  </office:meta>
</office:document-meta>
</file>